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.0402in" fo:margin-bottom="0in" loext:contextual-spacing="false"/>
      <style:text-properties fo:font-size="13pt" officeooo:rsid="002011b1" officeooo:paragraph-rsid="00293b0a" style:font-size-asian="13pt" style:font-size-complex="13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3pt" fo:font-style="italic" officeooo:rsid="001d527b" officeooo:paragraph-rsid="001d527b" style:font-size-asian="13pt" style:font-style-asian="italic" style:font-size-complex="13pt" style:font-style-complex="italic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3pt" fo:font-style="italic" officeooo:rsid="001d527b" officeooo:paragraph-rsid="001e45b7" style:font-size-asian="13pt" style:font-style-asian="italic" style:font-size-complex="13pt" style:font-style-complex="italic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3pt" fo:font-style="italic" officeooo:rsid="001d527b" officeooo:paragraph-rsid="00293b0a" style:font-size-asian="13pt" style:font-style-asian="italic" style:font-size-complex="13pt" style:font-style-complex="italic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3pt" fo:font-style="italic" officeooo:rsid="001d527b" officeooo:paragraph-rsid="002011b1" style:font-size-asian="13pt" style:font-style-asian="italic" style:font-size-complex="13pt" style:font-style-complex="italic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3pt" officeooo:rsid="001d527b" officeooo:paragraph-rsid="00293b0a" style:font-size-asian="13pt" style:font-size-complex="13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3pt" officeooo:rsid="001d527b" officeooo:paragraph-rsid="002011b1" style:font-size-asian="13pt" style:font-size-complex="13pt"/>
    </style:style>
    <style:style style:name="P8" style:family="paragraph" style:parent-style-name="Standard">
      <style:paragraph-properties fo:margin-left="0in" fo:margin-right="0in" fo:margin-top="0.0598in" fo:margin-bottom="0in" loext:contextual-spacing="false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fo:font-size="13pt" officeooo:rsid="001d527b" officeooo:paragraph-rsid="001d527b" style:font-size-asian="13pt" style:font-size-complex="13pt"/>
    </style:style>
    <style:style style:name="P9" style:family="paragraph" style:parent-style-name="Standard">
      <style:paragraph-properties fo:margin-left="0in" fo:margin-right="0in" fo:margin-top="0.0598in" fo:margin-bottom="0in" loext:contextual-spacing="false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fo:font-size="13pt" officeooo:rsid="001d527b" officeooo:paragraph-rsid="001e45b7" style:font-size-asian="13pt" style:font-size-complex="13pt"/>
    </style:style>
    <style:style style:name="P10" style:family="paragraph" style:parent-style-name="Standard">
      <style:paragraph-properties fo:margin-left="0in" fo:margin-right="0in" fo:margin-top="0.0598in" fo:margin-bottom="0in" loext:contextual-spacing="false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fo:font-size="13pt" officeooo:rsid="001d527b" officeooo:paragraph-rsid="0029b5a0" style:font-size-asian="13pt" style:font-size-complex="13pt"/>
    </style:style>
    <style:style style:name="P11" style:family="paragraph" style:parent-style-name="Standard">
      <style:paragraph-properties fo:margin-left="0in" fo:margin-right="0in" fo:margin-top="0.0598in" fo:margin-bottom="0in" loext:contextual-spacing="false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fo:font-size="13pt" fo:font-style="italic" officeooo:rsid="001d527b" officeooo:paragraph-rsid="003138c8" style:font-size-asian="13pt" style:font-style-asian="italic" style:font-size-complex="13pt" style:font-style-complex="italic"/>
    </style:style>
    <style:style style:name="P12" style:family="paragraph" style:parent-style-name="Standard">
      <style:paragraph-properties fo:margin-left="0in" fo:margin-right="0in" fo:margin-top="0.0598in" fo:margin-bottom="0in" loext:contextual-spacing="false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fo:font-size="13pt" fo:font-style="italic" officeooo:rsid="001d527b" officeooo:paragraph-rsid="003258b6" style:font-size-asian="13pt" style:font-style-asian="italic" style:font-size-complex="13pt" style:font-style-complex="italic"/>
    </style:style>
    <style:style style:name="P13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fo:font-size="13pt" officeooo:rsid="001d527b" officeooo:paragraph-rsid="00239990" style:font-size-asian="13pt" style:font-size-complex="13pt"/>
    </style:style>
    <style:style style:name="P14" style:family="paragraph" style:parent-style-name="Standard" style:list-style-name="L1">
      <style:text-properties fo:font-size="13pt" officeooo:rsid="001d527b" officeooo:paragraph-rsid="00239990" style:font-size-asian="13pt" style:font-size-complex="13pt"/>
    </style:style>
    <style:style style:name="P15" style:family="paragraph" style:parent-style-name="Standard" style:list-style-name="L1">
      <style:text-properties fo:font-size="13pt" officeooo:rsid="001d527b" officeooo:paragraph-rsid="001d527b" style:font-size-asian="13pt" style:font-size-complex="13pt"/>
    </style:style>
    <style:style style:name="P16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fo:font-size="13pt" fo:font-style="italic" officeooo:rsid="001d527b" officeooo:paragraph-rsid="00239990" style:font-size-asian="13pt" style:font-style-asian="italic" style:font-size-complex="13pt" style:font-style-complex="italic"/>
    </style:style>
    <style:style style:name="P17" style:family="paragraph" style:parent-style-name="Standard">
      <style:paragraph-properties fo:margin-left="0in" fo:margin-right="0in" fo:margin-top="0.0598in" fo:margin-bottom="0in" loext:contextual-spacing="false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fo:font-size="13pt" fo:font-style="italic" officeooo:rsid="001d527b" officeooo:paragraph-rsid="0029b5a0" style:font-size-asian="13pt" style:font-style-asian="italic" style:font-size-complex="13pt" style:font-style-complex="italic"/>
    </style:style>
    <style:style style:name="P18" style:family="paragraph" style:parent-style-name="Standard">
      <style:paragraph-properties fo:margin-left="0in" fo:margin-right="0in" fo:margin-top="0.0598in" fo:margin-bottom="0in" loext:contextual-spacing="false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fo:font-size="13pt" fo:font-style="italic" officeooo:rsid="001d527b" officeooo:paragraph-rsid="00293b0a" style:font-size-asian="13pt" style:font-style-asian="italic" style:font-size-complex="13pt" style:font-style-complex="italic"/>
    </style:style>
    <style:style style:name="P19" style:family="paragraph" style:parent-style-name="Standard">
      <style:paragraph-properties fo:margin-left="0in" fo:margin-right="0in" fo:margin-top="0.0598in" fo:margin-bottom="0in" loext:contextual-spacing="false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fo:font-size="13pt" fo:font-style="italic" officeooo:rsid="001d527b" officeooo:paragraph-rsid="00239990" style:font-size-asian="13pt" style:font-style-asian="italic" style:font-size-complex="13pt" style:font-style-complex="italic"/>
    </style:style>
    <style:style style:name="P20" style:family="paragraph" style:parent-style-name="Standard">
      <style:paragraph-properties fo:margin-left="0in" fo:margin-right="0in" fo:margin-top="0.0598in" fo:margin-bottom="0in" loext:contextual-spacing="false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fo:font-size="13pt" fo:font-style="italic" officeooo:rsid="001d527b" officeooo:paragraph-rsid="003138c8" style:font-size-asian="13pt" style:font-style-asian="italic" style:font-size-complex="13pt" style:font-style-complex="italic"/>
    </style:style>
    <style:style style:name="P21" style:family="paragraph" style:parent-style-name="Standard" style:list-style-name="L1">
      <style:paragraph-properties fo:margin-left="0in" fo:margin-right="0in" fo:margin-top="0.0402in" fo:margin-bottom="0in" loext:contextual-spacing="false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fo:font-size="13pt" officeooo:rsid="001d527b" officeooo:paragraph-rsid="00293b0a" style:font-size-asian="13pt" style:font-size-complex="13pt"/>
    </style:style>
    <style:style style:name="P22" style:family="paragraph" style:parent-style-name="Standard" style:list-style-name="L1">
      <style:paragraph-properties fo:margin-left="0in" fo:margin-right="0in" fo:margin-top="0.0402in" fo:margin-bottom="0in" loext:contextual-spacing="false" fo:text-align="start" style:justify-single-word="false" fo:text-indent="0in" style:auto-text-indent="false"/>
      <style:text-properties fo:font-size="13pt" officeooo:rsid="001d527b" officeooo:paragraph-rsid="002c3ba6" style:font-size-asian="13pt" style:font-size-complex="13pt"/>
    </style:style>
    <style:style style:name="P23" style:family="paragraph" style:parent-style-name="Standard" style:list-style-name="L1">
      <style:paragraph-properties fo:margin-left="0in" fo:margin-right="0in" fo:margin-top="0.0402in" fo:margin-bottom="0in" loext:contextual-spacing="false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fo:font-size="13pt" fo:font-style="normal" officeooo:rsid="001d527b" officeooo:paragraph-rsid="0032112a" style:font-size-asian="13pt" style:font-style-asian="normal" style:font-size-complex="13pt" style:font-style-complex="normal"/>
    </style:style>
    <style:style style:name="P24" style:family="paragraph" style:parent-style-name="Standard" style:list-style-name="L1">
      <style:paragraph-properties fo:margin-left="0in" fo:margin-right="0in" fo:margin-top="0.0402in" fo:margin-bottom="0in" loext:contextual-spacing="false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fo:font-size="13pt" fo:font-style="normal" officeooo:rsid="001d527b" officeooo:paragraph-rsid="00334a8f" style:font-size-asian="13pt" style:font-style-asian="normal" style:font-size-complex="13pt" style:font-style-complex="normal"/>
    </style:style>
    <style:style style:name="P25" style:family="paragraph" style:parent-style-name="Standard" style:list-style-name="L1">
      <style:paragraph-properties fo:margin-left="0in" fo:margin-right="0in" fo:margin-top="0.0402in" fo:margin-bottom="0in" loext:contextual-spacing="false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fo:font-size="13pt" fo:font-style="normal" officeooo:rsid="003496c9" officeooo:paragraph-rsid="003496c9" style:font-size-asian="13pt" style:font-style-asian="normal" style:font-size-complex="13pt" style:font-style-complex="normal"/>
    </style:style>
    <style:style style:name="P26" style:family="paragraph" style:parent-style-name="Standard">
      <style:paragraph-properties fo:margin-left="0in" fo:margin-right="0in" fo:margin-top="0.0402in" fo:margin-bottom="0in" loext:contextual-spacing="false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fo:font-size="13pt" fo:font-style="normal" officeooo:rsid="003496c9" officeooo:paragraph-rsid="003496c9" style:font-size-asian="13pt" style:font-style-asian="normal" style:font-size-complex="13pt" style:font-style-complex="normal"/>
    </style:style>
    <style:style style:name="P27" style:family="paragraph" style:parent-style-name="Standard" style:list-style-name="L1">
      <style:paragraph-properties fo:margin-left="0in" fo:margin-right="0in" fo:margin-top="0.0402in" fo:margin-bottom="0in" loext:contextual-spacing="false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fo:font-size="12pt" fo:font-style="normal" officeooo:rsid="003496c9" officeooo:paragraph-rsid="0035c10d" style:font-size-asian="12pt" style:font-style-asian="normal" style:font-size-complex="12pt" style:font-style-complex="normal" style:text-scale="150%"/>
    </style:style>
    <style:style style:name="P28" style:family="paragraph" style:parent-style-name="Standard" style:list-style-name="L1">
      <style:paragraph-properties fo:margin-left="0in" fo:margin-right="0in" fo:margin-top="0.1201in" fo:margin-bottom="0in" loext:contextual-spacing="false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fo:font-size="12pt" fo:font-style="normal" officeooo:rsid="003496c9" officeooo:paragraph-rsid="0035c10d" style:font-size-asian="12pt" style:font-style-asian="normal" style:font-size-complex="12pt" style:font-style-complex="normal" style:text-scale="150%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3pt" fo:font-style="italic" officeooo:rsid="001d527b" officeooo:paragraph-rsid="001e45b7" style:font-size-asian="13pt" style:font-style-asian="italic" style:font-size-complex="13pt" style:font-style-complex="italic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3pt" officeooo:rsid="002011b1" officeooo:paragraph-rsid="002011b1" style:font-size-asian="13pt" style:font-size-complex="13pt"/>
    </style:style>
    <style:style style:name="P31" style:family="paragraph" style:parent-style-name="Standard">
      <style:paragraph-properties fo:margin-left="0in" fo:margin-right="0in" fo:margin-top="0.1402in" fo:margin-bottom="0in" loext:contextual-spacing="false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fo:font-size="13pt" fo:font-style="italic" officeooo:rsid="001d527b" officeooo:paragraph-rsid="003138c8" style:font-size-asian="13pt" style:font-style-asian="italic" style:font-size-complex="13pt" style:font-style-complex="italic"/>
    </style:style>
    <style:style style:name="P32" style:family="paragraph" style:parent-style-name="Standard" style:list-style-name="L1">
      <style:paragraph-properties fo:margin-top="0.1201in" fo:margin-bottom="0in" loext:contextual-spacing="false"/>
      <style:text-properties fo:font-size="13pt" officeooo:rsid="001d527b" officeooo:paragraph-rsid="001e45b7" style:font-size-asian="13pt" style:font-size-complex="13pt"/>
    </style:style>
    <style:style style:name="P33" style:family="paragraph" style:parent-style-name="Standard" style:list-style-name="L1">
      <style:paragraph-properties fo:margin-top="0.1201in" fo:margin-bottom="0in" loext:contextual-spacing="false"/>
      <style:text-properties fo:font-size="13pt" officeooo:rsid="002011b1" officeooo:paragraph-rsid="002011b1" style:font-size-asian="13pt" style:font-size-complex="13pt"/>
    </style:style>
    <style:style style:name="P34" style:family="paragraph" style:parent-style-name="Standard" style:list-style-name="L1">
      <style:paragraph-properties fo:margin-top="0.0402in" fo:margin-bottom="0in" loext:contextual-spacing="false"/>
      <style:text-properties fo:font-size="13pt" officeooo:rsid="001d527b" officeooo:paragraph-rsid="00293b0a" style:font-size-asian="13pt" style:font-size-complex="13pt"/>
    </style:style>
    <style:style style:name="P35" style:family="paragraph" style:parent-style-name="Standard" style:list-style-name="L1">
      <style:paragraph-properties fo:margin-top="0.0598in" fo:margin-bottom="0in" loext:contextual-spacing="false" fo:text-align="start" style:justify-single-word="false">
        <style:tab-stops>
          <style:tab-stop style:position="0.1874in"/>
        </style:tab-stops>
      </style:paragraph-properties>
      <style:text-properties fo:font-size="13pt" fo:font-style="italic" officeooo:rsid="001d527b" officeooo:paragraph-rsid="0039b6da" style:font-size-asian="13pt" style:font-style-asian="italic" style:font-size-complex="13pt" style:font-style-complex="italic"/>
    </style:style>
    <style:style style:name="P36" style:family="paragraph">
      <style:paragraph-properties fo:margin-left="0.4925in" fo:margin-right="0in" fo:text-indent="0in"/>
    </style:style>
    <style:style style:name="P37" style:family="paragraph">
      <loext:graphic-properties draw:fill-color="#ffffff"/>
      <style:paragraph-properties fo:margin-left="0.4925in" fo:margin-right="0in" fo:text-indent="0in"/>
      <style:text-properties style:font-name="Courier 10 Pitch"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10 Pitch"/>
    </style:style>
    <style:style style:name="T3" style:family="text">
      <style:text-properties officeooo:rsid="0021aec4"/>
    </style:style>
    <style:style style:name="T4" style:family="text">
      <style:text-properties officeooo:rsid="003508cf"/>
    </style:style>
    <style:style style:name="T5" style:family="text">
      <style:text-properties style:font-name="Courier 10 Pitch"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in" svg:stroke-color="#666666" draw:marker-start-width="0.139in" draw:marker-end-width="0.139in" draw:fill-color="#ffffff" draw:textarea-horizontal-align="justify" draw:textarea-vertical-align="middle" draw:auto-grow-height="false" fo:min-height="1.0618in" fo:min-width="6.2917in" fo:padding-top="0in" fo:padding-bottom="0in" fo:padding-left="0in" fo:padding-right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true"/>
    </style:style>
    <style:style style:name="gr2" style:family="graphic">
      <style:graphic-properties draw:stroke="solid" draw:stroke-dash="Ultrafine_20_Dashed" svg:stroke-width="0in" svg:stroke-color="#666666" draw:marker-start-width="0.139in" draw:marker-end-width="0.139in" draw:fill-color="#ffffff" draw:textarea-horizontal-align="justify" draw:textarea-vertical-align="middle" draw:auto-grow-height="false" fo:min-height="2.3346in" fo:min-width="6.2917in" fo:padding-top="0in" fo:padding-bottom="0in" fo:padding-left="0in" fo:padding-right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true"/>
    </style:style>
    <style:style style:name="gr3" style:family="graphic">
      <style:graphic-properties svg:stroke-width="0in" svg:stroke-color="#333333" draw:marker-start-width="0.139in" draw:marker-end-width="0.139in" draw:fill-color="#ffffff" draw:textarea-horizontal-align="justify" draw:textarea-vertical-align="middle" draw:auto-grow-height="false" fo:min-height="2.589in" fo:min-width="6.2917in" fo:padding-top="0in" fo:padding-bottom="0in" fo:padding-left="0in" fo:padding-right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true"/>
    </style:style>
    <style:style style:name="gr4" style:family="graphic">
      <style:graphic-properties svg:stroke-width="0.0071in" svg:stroke-color="#666666" draw:marker-start-width="0.1492in" draw:marker-end-width="0.1492in" draw:fill-color="#ffffff" draw:textarea-horizontal-align="justify" draw:textarea-vertical-align="middle" draw:auto-grow-height="false" fo:min-height="2.6508in" fo:min-width="6.2917in" fo:padding-top="0.0035in" fo:padding-bottom="0.0035in" fo:padding-left="0.0035in" fo:padding-right="0.0035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true"/>
    </style:style>
    <style:style style:name="gr5" style:family="graphic">
      <style:graphic-properties svg:stroke-width="0in" svg:stroke-color="#666666" draw:marker-start-width="0.139in" draw:marker-end-width="0.139in" draw:fill-color="#ffffff" draw:textarea-horizontal-align="justify" draw:textarea-vertical-align="middle" draw:auto-grow-height="false" fo:min-height="1.1563in" fo:min-width="6.2917in" fo:padding-top="0in" fo:padding-bottom="0in" fo:padding-left="0in" fo:padding-right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true"/>
    </style:style>
    <style:style style:name="gr6" style:family="graphic">
      <style:graphic-properties svg:stroke-width="0in" svg:stroke-color="#666666" draw:marker-start-width="0.139in" draw:marker-end-width="0.139in" draw:fill-color="#ffffff" draw:textarea-horizontal-align="justify" draw:textarea-vertical-align="middle" draw:auto-grow-height="false" fo:min-height="2.2283in" fo:min-width="6.2925in" fo:padding-top="0in" fo:padding-bottom="0in" fo:padding-left="0in" fo:padding-right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true"/>
    </style:style>
    <style:style style:name="gr7" style:family="graphic">
      <style:graphic-properties svg:stroke-width="0in" svg:stroke-color="#666666" draw:marker-start-width="0.139in" draw:marker-end-width="0.139in" draw:fill-color="#ffffff" draw:textarea-horizontal-align="justify" draw:textarea-vertical-align="middle" draw:auto-grow-height="false" fo:min-height="2.0575in" fo:min-width="6.2917in" fo:padding-top="0in" fo:padding-bottom="0in" fo:padding-left="0in" fo:padding-right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true"/>
    </style:style>
    <style:style style:name="gr8" style:family="graphic">
      <style:graphic-properties svg:stroke-width="0in" svg:stroke-color="#666666" draw:marker-start-width="0.139in" draw:marker-end-width="0.139in" draw:fill-color="#ffffff" draw:textarea-horizontal-align="justify" draw:textarea-vertical-align="middle" draw:auto-grow-height="false" fo:min-height="1.3382in" fo:min-width="6.2917in" fo:padding-top="0in" fo:padding-bottom="0in" fo:padding-left="0in" fo:padding-right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24163050512076446" text:style-name="L1">
        <text:list-header>
          <text:p text:style-name="P14"/>
        </text:list-header>
        <text:list-item>
          <text:p text:style-name="P15">Given the code bellow, write down what will be the output in the console:</text:p>
        </text:list-item>
      </text:list>
      <text:p text:style-name="P2"><draw:custom-shape text:anchor-type="paragraph" draw:z-index="0" draw:name="Shape1" draw:style-name="gr1" draw:text-style-name="P37" svg:width="6.2921in" svg:height="1.0622in" svg:x="0.2098in" svg:y="0.1598in"><text:p text:style-name="P36"><text:span text:style-name="T5">"use strict";</text:span></text:p><text:p text:style-name="P36"><text:span text:style-name="T5">console.log(x);</text:span></text:p><text:p text:style-name="P36"><text:span text:style-name="T5">var x = 5;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16"><text:tab/></text:p>
      <text:p text:style-name="P13"/>
      <text:p text:style-name="P13"><text:span text:style-name="T1"><text:tab/>Answer</text:span>: …………………………………………………………………………………</text:p>
      <text:p text:style-name="P8"/>
      <text:p text:style-name="P8"/>
      <text:list xml:id="list81613695073093" text:continue-numbering="true" text:style-name="L1">
        <text:list-item>
          <text:p text:style-name="P32">Given the code bellow, write down what will be the output in the console:</text:p>
        </text:list-item>
      </text:list>
      <text:p text:style-name="P3"><draw:custom-shape text:anchor-type="paragraph" draw:z-index="1" draw:name="Shape1" draw:style-name="gr2" draw:text-style-name="P37" svg:width="6.2921in" svg:height="2.335in" svg:x="0.2098in" svg:y="0.1598in"><text:p text:style-name="P36"><text:span text:style-name="T5">var foo = 1;</text:span></text:p><text:p text:style-name="P36"><text:span text:style-name="T5"/></text:p><text:p text:style-name="P36"><text:span text:style-name="T5">function bar() {</text:span></text:p><text:p text:style-name="P36"><text:span text:style-name="T5"><text:tab/></text:span><text:span text:style-name="T5">if (!foo) {</text:span></text:p><text:p text:style-name="P36"><text:span text:style-name="T5"><text:tab/></text:span><text:span text:style-name="T5"><text:tab/></text:span><text:span text:style-name="T5"><text:tab/></text:span><text:span text:style-name="T5">var foo = 99;</text:span></text:p><text:p text:style-name="P36"><text:span text:style-name="T5"><text:tab/></text:span><text:span text:style-name="T5">}</text:span></text:p><text:p text:style-name="P36"><text:span text:style-name="T5"><text:tab/></text:span><text:span text:style-name="T5">console.log(foo);</text:span></text:p><text:p text:style-name="P36"><text:span text:style-name="T5">}</text:span><text:span text:style-name="T5"><text:tab/></text:span><text:span text:style-name="T5"><text:tab/></text:span><text:span text:style-name="T5"><text:tab/></text:span></text:p><text:p text:style-name="P36"><text:span text:style-name="T5"/></text:p><text:p text:style-name="P36"><text:span text:style-name="T5">bar();</text:span><text:span text:style-name="T5"><text:tab/></text:span></text:p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pan text:style-name="T1"><text:tab/>Answer</text:span>: …………………………………………………………………………………</text:p>
      <text:p text:style-name="P9"/>
      <text:p text:style-name="P9"/>
      <text:list xml:id="list81613865968174" text:continue-numbering="true" text:style-name="L1">
        <text:list-item>
          <text:p text:style-name="P21">Given the code bellow, write down what will be the output in the console:</text:p>
        </text:list-item>
      </text:list>
      <text:p text:style-name="P6"><draw:custom-shape text:anchor-type="paragraph" draw:z-index="5" draw:name="Shape1" draw:style-name="gr6" draw:text-style-name="P37" svg:width="6.2925in" svg:height="2.2287in" svg:x="0.189in" svg:y="0.1516in"><text:p text:style-name="P36"><text:span text:style-name="T5">"use strict";</text:span></text:p><text:p text:style-name="P36"><text:span text:style-name="T5"/></text:p><text:p text:style-name="P36"><text:span text:style-name="T5">var obj = {</text:span></text:p><text:p text:style-name="P36"><text:span text:style-name="T5"><text:tab/></text:span><text:span text:style-name="T5">logThis: function(){</text:span></text:p><text:p text:style-name="P36"><text:span text:style-name="T5"><text:tab/></text:span><text:span text:style-name="T5"><text:tab/></text:span><text:span text:style-name="T5"><text:tab/></text:span><text:span text:style-name="T5">console.dir(this);</text:span></text:p><text:p text:style-name="P36"><text:span text:style-name="T5"><text:tab/></text:span><text:span text:style-name="T5">}</text:span></text:p><text:p text:style-name="P36"><text:span text:style-name="T5">}</text:span></text:p><text:p text:style-name="P36"><text:span text:style-name="T5"/></text:p><text:p text:style-name="P36"><text:span text:style-name="T5">obj.logThis();</text:span></text:p><draw:enhanced-geometry svg:viewBox="0 0 21600 21600" draw:type="rectangle" draw:enhanced-path="M 0 0 L 21600 0 21600 21600 0 21600 0 0 Z N"/></draw:custom-shape></text:p>
      <text:p text:style-name="P6"><text:tab/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tab/></text:p>
      <text:p text:style-name="P10"><text:span text:style-name="T1"><text:tab/>Answer</text:span>: …………………………………………………………………………………</text:p>
      <text:list xml:id="list81613902206835" text:continue-numbering="true" text:style-name="L1">
        <text:list-item>
          <text:p text:style-name="P34"><text:soft-page-break/>Given the code bellow, write down what will be the output in the console:</text:p>
        </text:list-item>
      </text:list>
      <text:p text:style-name="P4"><draw:custom-shape text:anchor-type="paragraph" draw:z-index="4" draw:name="Shape1" draw:style-name="gr5" draw:text-style-name="P37" svg:width="6.2921in" svg:height="1.1567in" svg:x="0.2098in" svg:y="0.1598in"><text:p text:style-name="P36"><text:span text:style-name="T5">var foo = function bar(){</text:span></text:p><text:p text:style-name="P36"><text:span text:style-name="T5"><text:tab/></text:span><text:span text:style-name="T5">console.log('Howdy');</text:span></text:p><text:p text:style-name="P36"><text:span text:style-name="T5">}</text:span></text:p><text:p text:style-name="P36"><text:span text:style-name="T5">bar();</text:span>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18"><text:tab/>Answer: …………………………………………………………………………………</text:p>
      <text:p text:style-name="P9"/>
      <text:list xml:id="list81612931731985" text:continue-numbering="true" text:style-name="L1">
        <text:list-item>
          <text:p text:style-name="P33">Fill the body of the function “<text:span text:style-name="T2">welcome()</text:span>”, which will writes in console: “Welcome Ada” <text:s/>after the five seconds timeout. <text:span text:style-name="T3">Note that </text:span><text:span text:style-name="T2">userName</text:span> <text:span text:style-name="T3">is passed </text:span>as argument to <text:span text:style-name="T2">welcome()</text:span>.</text:p>
        </text:list-item>
      </text:list>
      <text:p text:style-name="P5"><draw:custom-shape text:anchor-type="paragraph" draw:z-index="2" draw:name="Shape1" draw:style-name="gr3" draw:text-style-name="P37" svg:width="6.2921in" svg:height="2.5894in" svg:x="0.2098in" svg:y="0.1598in"><text:p text:style-name="P36"><text:span text:style-name="T5">var userName = 'Ada';</text:span></text:p><text:p text:style-name="P36"><text:span text:style-name="T5">function welcome( userName ){</text:span></text:p><text:p text:style-name="P36"><text:span text:style-name="T5"><text:tab/></text:span><text:span text:style-name="T5">// your code here:</text:span></text:p><text:p text:style-name="P36"><text:span text:style-name="T5"/></text:p><text:p text:style-name="P36"><text:span text:style-name="T5"/></text:p><text:p text:style-name="P36"><text:span text:style-name="T5"/></text:p><text:p text:style-name="P36"><text:span text:style-name="T5"/></text:p><text:p text:style-name="P36"><text:span text:style-name="T5"/></text:p><text:p text:style-name="P36"><text:span text:style-name="T5">}</text:span></text:p><text:p text:style-name="P36"><text:span text:style-name="T5"/></text:p><text:p text:style-name="P36"><text:span text:style-name="T5">setTimeout( welcome(userName), 5000);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19"><text:tab/></text:p>
      <text:p text:style-name="P30"/>
      <text:list xml:id="list81612927270506" text:continue-numbering="true" text:style-name="L1">
        <text:list-item>
          <text:p text:style-name="P22">Given the code bellow, write down what will be the output in the console:</text:p>
        </text:list-item>
      </text:list>
      <text:p text:style-name="P5"/>
      <text:p text:style-name="P5"><draw:custom-shape text:anchor-type="paragraph" draw:z-index="3" draw:name="Shape1" draw:style-name="gr4" draw:text-style-name="P37" svg:width="6.2921in" svg:height="2.6512in" svg:x="0.2409in" svg:y="0.1429in"><text:p text:style-name="P36"><text:span text:style-name="T5">"use strict";</text:span></text:p><text:p text:style-name="P36"><text:span text:style-name="T5"/></text:p><text:p text:style-name="P36"><text:span text:style-name="T5">var a = 11;</text:span></text:p><text:p text:style-name="P36"><text:span text:style-name="T5"/></text:p><text:p text:style-name="P36"><text:span text:style-name="T5">var obj = {</text:span></text:p><text:p text:style-name="P36"><text:span text:style-name="T5"><text:tab/></text:span><text:span text:style-name="T5">a: 99,</text:span></text:p><text:p text:style-name="P36"><text:span text:style-name="T5"><text:tab/></text:span><text:span text:style-name="T5">logThis: function(a){</text:span></text:p><text:p text:style-name="P36"><text:span text:style-name="T5"><text:tab/></text:span><text:span text:style-name="T5"><text:tab/></text:span><text:span text:style-name="T5"><text:tab/></text:span><text:span text:style-name="T5">console.log(this.a);</text:span></text:p><text:p text:style-name="P36"><text:span text:style-name="T5"><text:tab/></text:span><text:span text:style-name="T5">}</text:span></text:p><text:p text:style-name="P36"><text:span text:style-name="T5">}</text:span></text:p><text:p text:style-name="P36"><text:span text:style-name="T5"/></text:p><text:p text:style-name="P36"><text:span text:style-name="T5">obj.logThis(33);</text:span></text:p><draw:enhanced-geometry svg:viewBox="0 0 21600 21600" draw:type="rectangle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1"><draw:custom-shape text:anchor-type="paragraph" draw:z-index="6" draw:name="Shape1" draw:style-name="gr7" draw:text-style-name="P37" svg:width="6.2921in" svg:height="2.0579in" svg:x="0.3138in" svg:y="0.9953in"><text:p text:style-name="P36"><text:span text:style-name="T5">"use strict";</text:span></text:p><text:p text:style-name="P36"><text:span text:style-name="T5"/></text:p><text:p text:style-name="P36"><text:span text:style-name="T5">a = 11;</text:span></text:p><text:p text:style-name="P36"><text:span text:style-name="T5"/></text:p><text:p text:style-name="P36"><text:span text:style-name="T5">var logThis= function(a){</text:span></text:p><text:p text:style-name="P36"><text:span text:style-name="T5"><text:tab/></text:span><text:span text:style-name="T5">console.log(this.a);</text:span></text:p><text:p text:style-name="P36"><text:span text:style-name="T5">}</text:span></text:p><text:p text:style-name="P36"><text:span text:style-name="T5"/></text:p><text:p text:style-name="P36"><text:span text:style-name="T5">logThis(99);</text:span></text:p><draw:enhanced-geometry svg:viewBox="0 0 21600 21600" draw:type="rectangle" draw:enhanced-path="M 0 0 L 21600 0 21600 21600 0 21600 0 0 Z N"/></draw:custom-shape><text:tab/>Answer: …………………………………………………………………………………</text:p>
      <text:list xml:id="list81612634871435" text:continue-numbering="true" text:style-name="L1">
        <text:list-item>
          <text:p text:style-name="P23"><text:soft-page-break/>Given the code bellow, write down what will be the output in the console: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tab/>Answer: …………………………………………………………………………………</text:p>
      <text:p text:style-name="P12"/>
      <text:list xml:id="list81612846609855" text:continue-numbering="true" text:style-name="L1">
        <text:list-item>
          <text:p text:style-name="P24">Given the code bellow, write down what will be the output in the console:</text:p>
        </text:list-item>
      </text:list>
      <text:p text:style-name="P12"/>
      <text:p text:style-name="P12"><draw:custom-shape text:anchor-type="paragraph" draw:z-index="7" draw:name="Shape1" draw:style-name="gr8" draw:text-style-name="P37" svg:width="6.2921in" svg:height="1.3386in" svg:x="0.3138in" svg:y="0.0264in"><text:p text:style-name="P36"><text:span text:style-name="T5">var x = 1;</text:span></text:p><text:p text:style-name="P36"><text:span text:style-name="T5"/></text:p><text:p text:style-name="P36"><text:span text:style-name="T5">var y = (x =&gt; x*10)(9);</text:span></text:p><text:p text:style-name="P36"><text:span text:style-name="T5"/></text:p><text:p text:style-name="P36"><text:span text:style-name="T5">console.log(y);</text:span></text:p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2"/>
      <text:p text:style-name="P12"/>
      <text:p text:style-name="P12"/>
      <text:list xml:id="list81612877821646" text:continue-numbering="true" text:style-name="L1">
        <text:list-header>
          <text:p text:style-name="P35">Answer: …………………………………………………………………………………</text:p>
        </text:list-header>
      </text:list>
      <text:p text:style-name="P26"/>
      <text:list xml:id="list81612647843488" text:continue-numbering="true" text:style-name="L1">
        <text:list-header>
          <text:p text:style-name="P25"/>
        </text:list-header>
        <text:list-item>
          <text:p text:style-name="P25">Please, spend a minute to write down yout reflections form the course – what you think will make it <text:span text:style-name="T4">b</text:span>etter ?</text:p>
          <text:p text:style-name="P25"/>
          <text:p text:style-name="P27">……………………………………………………………………</text:p>
          <text:p text:style-name="P28">……………………………………………………………………</text:p>
          <text:p text:style-name="P28">……………………………………………………………………</text:p>
          <text:p text:style-name="P28">……………………………………………………………………</text:p>
          <text:p text:style-name="P28">……………………………………………………………………</text:p>
          <text:p text:style-name="P28">……………………………………………………………………</text:p>
          <text:p text:style-name="P28">……………………………………………………………………</text:p>
          <text:p text:style-name="P28">……………………………………………………………………</text:p>
          <text:p text:style-name="P28">……………………………………………………………………</text:p>
          <text:p text:style-name="P28">……………………………………………………………………</text:p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21:01:00.687938782</meta:creation-date>
    <meta:editing-duration>PT10H5M6S</meta:editing-duration>
    <meta:editing-cycles>29</meta:editing-cycles>
    <meta:generator>LibreOffice/5.1.6.2$Linux_X86_64 LibreOffice_project/10m0$Build-2</meta:generator>
    <dc:date>2017-06-23T08:16:11.751664953</dc:date>
    <meta:document-statistic meta:table-count="0" meta:image-count="0" meta:object-count="0" meta:page-count="3" meta:paragraph-count="30" meta:word-count="179" meta:character-count="1354" meta:non-whitespace-character-count="1198"/>
  </office:meta>
</office:document-meta>
</file>